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DejaVu Sans Mono" svg:font-family="'DejaVu Sans Mono'" style:font-family-generic="modern" style:font-pitch="fixed"/>
    <style:font-face style:name="Ebrima" svg:font-family="Ebrima" style:font-pitch="variable"/>
    <style:font-face style:name="Sitka Heading" svg:font-family="'Sitka Heading'" style:font-pitch="variable"/>
    <style:font-face style:name="Sitka Small" svg:font-family="'Sitka Small'" style:font-pitch="variable"/>
    <style:font-face style:name="Sitka Subheading" svg:font-family="'Sitka Subheading'" style:font-pitch="variable"/>
    <style:font-face style:name="Sitka Text" svg:font-family="'Sitka Text'" style:font-pitch="variable"/>
    <style:font-face style:name="Cambria" svg:font-family="Cambria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" svg:font-family="'Bahnschrift Light'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Gadugi" svg:font-family="Gadugi" style:font-family-generic="swiss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Segoe UI Emoji" svg:font-family="'Segoe UI Emoji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Yu Gothic UI" svg:font-family="'Yu Gothic UI'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ffffff" style:shrink-to-fit="tru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fo:background-color="#ffffff" style:shrink-to-fit="true"/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background-color="#ffffff" style:shrink-to-fit="true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ffffff" style:shrink-to-fit="tru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ffffff" style:shrink-to-fit="true"/>
      <style:text-properties fo:font-size="18pt" fo:font-style="italic" style:font-size-asian="18pt" style:font-style-asian="italic" style:font-size-complex="18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number-columns-repeated="10" table:default-cell-style-name="ce3"/>
        <table:table-column table:style-name="co2" table:number-columns-repeated="5" table:default-cell-style-name="ce4"/>
        <table:table-column table:style-name="co2" table:number-columns-repeated="3" table:default-cell-style-name="ce5"/>
        <table:table-column table:style-name="co2" table:number-columns-repeated="27" table:default-cell-style-name="Default"/>
        <table:table-row table:style-name="ro1">
          <table:table-cell table:style-name="Default" table:number-columns-repeated="20"/>
          <table:table-cell table:number-columns-repeated="27"/>
        </table:table-row>
        <table:table-row table:style-name="ro2">
          <table:table-cell/>
          <table:table-cell table:style-name="ce1" table:number-columns-repeated="18"/>
          <table:table-cell table:style-name="Default"/>
          <table:table-cell table:number-columns-repeated="27"/>
        </table:table-row>
        <table:table-row table:style-name="ro3">
          <table:table-cell table:number-columns-repeated="2"/>
          <table:table-cell table:style-name="ce2" table:number-columns-repeated="18"/>
          <table:table-cell table:number-columns-repeated="27"/>
        </table:table-row>
        <table:table-row table:style-name="ro3">
          <table:table-cell table:number-columns-repeated="2"/>
          <table:table-cell table:number-columns-repeated="15" office:value-type="float" office:value="0">
            <text:p>0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1">
            <text:p>1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2">
            <text:p>2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3">
            <text:p>3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4">
            <text:p>4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5">
            <text:p>5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6">
            <text:p>6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7">
            <text:p>7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8">
            <text:p>8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>
          <table:table-cell table:number-columns-repeated="2"/>
          <table:table-cell table:number-columns-repeated="15" office:value-type="float" office:value="9">
            <text:p>9</text:p>
          </table:table-cell>
          <table:table-cell table:number-columns-repeated="3"/>
          <table:table-cell table:style-name="ce5" table:number-columns-repeated="2"/>
          <table:table-cell table:style-name="ce6" table:number-columns-repeated="5"/>
          <table:table-cell table:style-name="ce7" table:number-columns-repeated="5"/>
          <table:table-cell table:style-name="ce5" table:number-columns-repeated="5"/>
          <table:table-cell table:style-name="ce6" table:number-columns-repeated="5"/>
          <table:table-cell table:style-name="ce7" table:number-columns-repeated="5"/>
        </table:table-row>
        <table:table-row table:style-name="ro3" table:number-rows-repeated="3">
          <table:table-cell table:number-columns-repeated="2"/>
          <table:table-cell table:style-name="ce2" table:number-columns-repeated="18"/>
          <table:table-cell table:number-columns-repeated="27"/>
        </table:table-row>
        <table:table-row table:style-name="ro2" table:number-rows-repeated="4">
          <table:table-cell/>
          <table:table-cell table:style-name="ce1" table:number-columns-repeated="18"/>
          <table:table-cell table:style-name="Default"/>
          <table:table-cell table:number-columns-repeated="27"/>
        </table:table-row>
        <table:table-row table:style-name="ro2">
          <table:table-cell/>
          <table:table-cell table:style-name="ce1" table:number-columns-repeated="18"/>
          <table:table-cell table:style-name="Default"/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Ebrima" svg:font-family="Ebrima" style:font-pitch="variable"/>
    <style:font-face style:name="Sitka Heading" svg:font-family="'Sitka Heading'" style:font-pitch="variable"/>
    <style:font-face style:name="Sitka Small" svg:font-family="'Sitka Small'" style:font-pitch="variable"/>
    <style:font-face style:name="Sitka Subheading" svg:font-family="'Sitka Subheading'" style:font-pitch="variable"/>
    <style:font-face style:name="Sitka Text" svg:font-family="'Sitka Text'" style:font-pitch="variable"/>
    <style:font-face style:name="Cambria" svg:font-family="Cambria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Light" svg:font-family="'Bahnschrift Light'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Gadugi" svg:font-family="Gadugi" style:font-family-generic="swiss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Segoe UI Emoji" svg:font-family="'Segoe UI Emoji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Yu Gothic UI" svg:font-family="'Yu Gothic UI'" style:font-family-generic="swiss" style:font-pitch="variable"/>
    <style:font-face style:name="Yu Gothic UI Semilight" svg:font-family="'Yu Gothic UI Semi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2.05.2021</text:date>, <text:time>22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1M27S</meta:editing-duration>
    <meta:editing-cycles>7</meta:editing-cycles>
    <meta:generator>OpenOffice/4.1.8$Win32 OpenOffice.org_project/418m3$Build-9803</meta:generator>
    <dc:date>2021-05-02T22:46:01.88</dc:date>
    <dc:creator>Christian Pfister</dc:creator>
    <meta:document-statistic meta:table-count="3" meta:cell-count="150" meta:object-count="0"/>
    <meta:user-defined meta:name="Info 1"/>
    <meta:user-defined meta:name="Info 2"/>
    <meta:user-defined meta:name="Info 3"/>
    <meta:user-defined meta:name="Info 4"/>
  </office:meta>
</office:document-meta>
</file>